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d6f5" officeooo:paragraph-rsid="0016d6f5"/>
    </style:style>
    <style:style style:name="P2" style:family="paragraph" style:parent-style-name="Text_20_body" style:list-style-name="L1">
      <style:text-properties officeooo:rsid="0016d6f5" officeooo:paragraph-rsid="0016d6f5"/>
    </style:style>
    <style:style style:name="P3" style:family="paragraph" style:parent-style-name="Text_20_body" style:list-style-name="L2">
      <style:text-properties officeooo:rsid="0016d6f5" officeooo:paragraph-rsid="0016d6f5"/>
    </style:style>
    <style:style style:name="P4" style:family="paragraph" style:parent-style-name="Text_20_body" style:list-style-name="L4">
      <style:text-properties officeooo:rsid="0016d6f5" officeooo:paragraph-rsid="0016d6f5"/>
    </style:style>
    <style:style style:name="P5" style:family="paragraph" style:parent-style-name="Title">
      <style:text-properties officeooo:rsid="0016d6f5" officeooo:paragraph-rsid="0016d6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wickler-Richtlinen</text:p>
      <text:p text:style-name="P1">VMS:</text:p>
      <text:list xml:id="list987221776053045803" text:style-name="L1">
        <text:list-item>
          <text:p text:style-name="P2">Getrennter Develop und Master Branch</text:p>
          <text:list>
            <text:list-item>
              <text:p text:style-name="P2">Bei Größeren Änderungen Pull-Request nutzen</text:p>
            </text:list-item>
          </text:list>
        </text:list-item>
        <text:list-item>
          <text:p text:style-name="P2">Verständliche Commit Messages</text:p>
        </text:list-item>
      </text:list>
      <text:p text:style-name="P1">PHP:</text:p>
      <text:list xml:id="list3676395321304223997" text:style-name="L2">
        <text:list-item>
          <text:p text:style-name="P3">Objektorientiert (Namespace, Klassen)</text:p>
        </text:list-item>
        <text:list-item>
          <text:p text:style-name="P3">Nach Model-View-Controller Prinzip</text:p>
        </text:list-item>
        <text:list-item>
          <text:p text:style-name="P3">CamelCase</text:p>
        </text:list-item>
        <text:list-item>
          <text:p text:style-name="P3">Kleine (Methoden, Valiablen) Klassenname Groß, Konstanten CapitalCase</text:p>
        </text:list-item>
        <text:list-item>
          <text:p text:style-name="P3">getter und setter nutzen</text:p>
        </text:list-item>
        <text:list-item>
          <text:p text:style-name="P3">Kein Print zum Frontend (Twig benutzen)</text:p>
        </text:list-item>
        <text:list-item>
          <text:p text:style-name="P3">Ein Controller pro Kontext bsp. (/var → indexAction(), <text:s/>/var/add → addAction, /var/get → listAction)</text:p>
        </text:list-item>
      </text:list>
      <text:p text:style-name="P1">JavaScript (Jquery):</text:p>
      <text:list xml:id="list5399864874023453448" text:style-name="L4">
        <text:list-item>
          <text:p text:style-name="P4">placeholder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34:39.731467989</meta:creation-date>
    <dc:date>2017-05-03T09:43:52.940417304</dc:date>
    <meta:editing-duration>PT4M35S</meta:editing-duration>
    <meta:editing-cycles>1</meta:editing-cycles>
    <meta:document-statistic meta:table-count="0" meta:image-count="0" meta:object-count="0" meta:page-count="1" meta:paragraph-count="15" meta:word-count="68" meta:character-count="502" meta:non-whitespace-character-count="459"/>
    <meta:generator>LibreOffice/5.1.6.2$Linux_X86_64 LibreOffice_project/10m0$Build-2</meta:generator>
  </office:meta>
</office:document-meta>
</file>